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7109d" officeooo:paragraph-rsid="0017109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7109d" officeooo:paragraph-rsid="0017109d" style:font-weight-asian="bold" style:font-weight-complex="bold"/>
    </style:style>
    <style:style style:name="P3" style:family="paragraph" style:parent-style-name="Standard">
      <style:text-properties officeooo:rsid="0019747f" officeooo:paragraph-rsid="0019747f"/>
    </style:style>
    <style:style style:name="P4" style:family="paragraph" style:parent-style-name="Standard">
      <style:paragraph-properties fo:margin-left="0.9846in" fo:margin-right="0in" fo:text-indent="0in" style:auto-text-indent="false"/>
      <style:text-properties officeooo:rsid="0017109d" officeooo:paragraph-rsid="0017109d"/>
    </style:style>
    <style:style style:name="P5" style:family="paragraph" style:parent-style-name="Standard" style:list-style-name="L1">
      <style:text-properties officeooo:rsid="0017109d" officeooo:paragraph-rsid="0017109d"/>
    </style:style>
    <style:style style:name="P6" style:family="paragraph" style:parent-style-name="Standard" style:list-style-name="L1">
      <style:text-properties officeooo:rsid="0019747f" officeooo:paragraph-rsid="0019747f"/>
    </style:style>
    <style:style style:name="P7" style:family="paragraph" style:parent-style-name="Standard" style:list-style-name="L1">
      <style:text-properties officeooo:rsid="001b8668" officeooo:paragraph-rsid="001b8668"/>
    </style:style>
    <style:style style:name="P8" style:family="paragraph" style:parent-style-name="Standard" style:list-style-name="L1">
      <style:text-properties officeooo:rsid="001c3909" officeooo:paragraph-rsid="001c3909"/>
    </style:style>
    <style:style style:name="T1" style:family="text">
      <style:text-properties officeooo:rsid="0018c692"/>
    </style:style>
    <style:style style:name="T2" style:family="text">
      <style:text-properties officeooo:rsid="001b35a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VRX’<text:span text:style-name="T1">19</text:span> – Version 1.2 <text:s/>- <text:s/><text:span text:style-name="T1">Procedures and Errors</text:span></text:p>
      <text:p text:style-name="P1"/>
      <text:list xml:id="list1136566833" text:style-name="L1">
        <text:list-item>
          <text:p text:style-name="P5">Installing VRX</text:p>
          <text:list>
            <text:list-item>
              <text:p text:style-name="P5">Problem: When catkin_make it didn’t went through because some problems in xacro files related to the example and oceans.xacro worlds.</text:p>
              <text:p text:style-name="P5">Solution: <text:s/>I just went to .bashrc and type the ROS source and workspace related to the VRX package, then did catkin_make again, and voila! It did work. <text:s/>Probably if I’d type catkin_make for second time would’ve been enough.</text:p>
            </text:list-item>
          </text:list>
        </text:list-item>
        <text:list-item>
          <text:p text:style-name="P6"/>
          <text:list>
            <text:list-item>
              <text:p text:style-name="P6">Problem: Didn’t work with sandisland.launch, included in sim_pid_control.launch, <text:span text:style-name="T2">that is, the vehicle didn’t showed up in Rviz and there was an error in the transform from “wamv/odom” to “wamv/base_link”</text:span>. <text:s/>It seems that the problem was located in the <text:span text:style-name="T2">definition of the sensors (cameras, lidar, etc) in this file, since the problem was solved when I replace these definitions with:</text:span></text:p>
              <text:p text:style-name="P6">&lt;arg name="vrx_sensors_enabled" default="true" /&gt;</text:p>
              <text:p text:style-name="P6">Solution: <text:s/>I had to create my_vrx.launch, which is basically the same as vrx.launch except for the thruster configuration (thrust_config argument) which I had to change it for ‘H’ instead of ‘T’, to be in agreement with our configuration (two fixed transom thrusters, for now). </text:p>
            </text:list-item>
          </text:list>
        </text:list-item>
        <text:list-item>
          <text:p text:style-name="P7"/>
          <text:list>
            <text:list-item>
              <text:p text:style-name="P7">Problem: The vehicle is not moving when clicking on to some random point with the 2d_nav tool from Rviz.</text:p>
              <text:p text:style-name="P8">Solution: <text:s/>subscribe to the robot_localization odometry message instead, since gazebo is not publishing ground truth data anymore (which makes sense)</text:p>
            </text:list-item>
          </text:list>
        </text:list-item>
        <text:list-item>
          <text:p text:style-name="P8">Had to: rosed wamv_gazebo wamv_gazebo_thruster_config.xacro <text:s text:c="2"/>--and change &lt;mappingType&gt; tag to 0, which is linear instead of the generalized logistic functions, in order to scale the thrust forces to commands in the interval [-1.0, 1.0].</text:p>
        </text:list-item>
      </text:list>
      <text:p text:style-name="P3"/>
      <text:p text:style-name="P3"/>
      <text:p text:style-name="P4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8T15:12:13.056268318</meta:creation-date>
    <dc:date>2019-09-30T15:14:49.856708834</dc:date>
    <meta:editing-duration>PT17M13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12" meta:word-count="255" meta:character-count="1628" meta:non-whitespace-character-count="1380"/>
  </office:meta>
</office:document-meta>
</file>